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officeooo:rsid="000b0635" officeooo:paragraph-rsid="000b0635"/>
    </style:style>
    <style:style style:name="P2" style:family="paragraph" style:parent-style-name="Heading_20_1">
      <style:text-properties officeooo:rsid="000ce175" officeooo:paragraph-rsid="000ce175"/>
    </style:style>
    <style:style style:name="P3" style:family="paragraph" style:parent-style-name="Heading_20_1">
      <style:text-properties officeooo:rsid="001110f4" officeooo:paragraph-rsid="001110f4"/>
    </style:style>
    <style:style style:name="P4" style:family="paragraph" style:parent-style-name="Heading_20_1">
      <style:text-properties officeooo:rsid="00113217" officeooo:paragraph-rsid="00113217"/>
    </style:style>
    <style:style style:name="P5" style:family="paragraph" style:parent-style-name="Heading_20_1">
      <style:text-properties officeooo:rsid="00126bd6" officeooo:paragraph-rsid="00126bd6"/>
    </style:style>
    <style:style style:name="P6" style:family="paragraph" style:parent-style-name="Heading_20_1">
      <style:text-properties officeooo:rsid="001316cf" officeooo:paragraph-rsid="001316cf"/>
    </style:style>
    <style:style style:name="P7" style:family="paragraph" style:parent-style-name="Heading_20_1">
      <style:text-properties officeooo:rsid="00152149" officeooo:paragraph-rsid="00152149"/>
    </style:style>
    <style:style style:name="P8" style:family="paragraph" style:parent-style-name="Heading_20_1">
      <style:text-properties officeooo:rsid="00182006" officeooo:paragraph-rsid="00182006"/>
    </style:style>
    <style:style style:name="P9" style:family="paragraph" style:parent-style-name="Heading_20_1">
      <style:text-properties officeooo:rsid="001c6db2" officeooo:paragraph-rsid="001c6db2"/>
    </style:style>
    <style:style style:name="P10" style:family="paragraph" style:parent-style-name="Heading_20_1">
      <style:text-properties officeooo:rsid="002042d0" officeooo:paragraph-rsid="002042d0"/>
    </style:style>
    <style:style style:name="P11" style:family="paragraph" style:parent-style-name="Heading_20_1">
      <style:text-properties officeooo:rsid="00231ac8" officeooo:paragraph-rsid="00231ac8"/>
    </style:style>
    <style:style style:name="P12" style:family="paragraph" style:parent-style-name="Heading_20_1">
      <style:text-properties officeooo:rsid="00252caa" officeooo:paragraph-rsid="00252caa"/>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list-style-name="L20"/>
    <style:style style:name="P33" style:family="paragraph" style:parent-style-name="Text_20_body" style:list-style-name="L21"/>
    <style:style style:name="P34" style:family="paragraph" style:parent-style-name="Text_20_body" style:list-style-name="L22"/>
    <style:style style:name="P35" style:family="paragraph" style:parent-style-name="Text_20_body" style:list-style-name="L1">
      <style:paragraph-properties fo:margin-top="0cm" fo:margin-bottom="0cm" loext:contextual-spacing="false"/>
    </style:style>
    <style:style style:name="P36" style:family="paragraph" style:parent-style-name="Text_20_body" style:list-style-name="L2">
      <style:paragraph-properties fo:margin-top="0cm" fo:margin-bottom="0cm" loext:contextual-spacing="false"/>
    </style:style>
    <style:style style:name="P37" style:family="paragraph" style:parent-style-name="Text_20_body" style:list-style-name="L3">
      <style:paragraph-properties fo:margin-top="0cm" fo:margin-bottom="0cm" loext:contextual-spacing="false"/>
    </style:style>
    <style:style style:name="P38" style:family="paragraph" style:parent-style-name="Text_20_body" style:list-style-name="L4">
      <style:paragraph-properties fo:margin-top="0cm" fo:margin-bottom="0cm" loext:contextual-spacing="false"/>
    </style:style>
    <style:style style:name="P39" style:family="paragraph" style:parent-style-name="Text_20_body" style:list-style-name="L5">
      <style:paragraph-properties fo:margin-top="0cm" fo:margin-bottom="0cm" loext:contextual-spacing="false"/>
    </style:style>
    <style:style style:name="P40" style:family="paragraph" style:parent-style-name="Text_20_body" style:list-style-name="L7">
      <style:paragraph-properties fo:margin-top="0cm" fo:margin-bottom="0cm" loext:contextual-spacing="false"/>
    </style:style>
    <style:style style:name="P41" style:family="paragraph" style:parent-style-name="Text_20_body" style:list-style-name="L9">
      <style:paragraph-properties fo:margin-top="0cm" fo:margin-bottom="0cm" loext:contextual-spacing="false"/>
    </style:style>
    <style:style style:name="P42" style:family="paragraph" style:parent-style-name="Text_20_body" style:list-style-name="L10">
      <style:paragraph-properties fo:margin-top="0cm" fo:margin-bottom="0cm" loext:contextual-spacing="false"/>
    </style:style>
    <style:style style:name="P43" style:family="paragraph" style:parent-style-name="Text_20_body" style:list-style-name="L12">
      <style:paragraph-properties fo:margin-top="0cm" fo:margin-bottom="0cm" loext:contextual-spacing="false"/>
    </style:style>
    <style:style style:name="P44" style:family="paragraph" style:parent-style-name="Text_20_body" style:list-style-name="L13">
      <style:paragraph-properties fo:margin-top="0cm" fo:margin-bottom="0cm" loext:contextual-spacing="false"/>
    </style:style>
    <style:style style:name="P45" style:family="paragraph" style:parent-style-name="Text_20_body" style:list-style-name="L14">
      <style:paragraph-properties fo:margin-top="0cm" fo:margin-bottom="0cm" loext:contextual-spacing="false"/>
    </style:style>
    <style:style style:name="P46" style:family="paragraph" style:parent-style-name="Text_20_body" style:list-style-name="L15">
      <style:paragraph-properties fo:margin-top="0cm" fo:margin-bottom="0cm" loext:contextual-spacing="false"/>
    </style:style>
    <style:style style:name="P47" style:family="paragraph" style:parent-style-name="Text_20_body" style:list-style-name="L17">
      <style:paragraph-properties fo:margin-top="0cm" fo:margin-bottom="0cm" loext:contextual-spacing="false"/>
    </style:style>
    <style:style style:name="P48" style:family="paragraph" style:parent-style-name="Text_20_body" style:list-style-name="L19">
      <style:paragraph-properties fo:margin-top="0cm" fo:margin-bottom="0cm" loext:contextual-spacing="false"/>
    </style:style>
    <style:style style:name="P49" style:family="paragraph" style:parent-style-name="Text_20_body" style:list-style-name="L20">
      <style:paragraph-properties fo:margin-top="0cm" fo:margin-bottom="0cm" loext:contextual-spacing="false"/>
    </style:style>
    <style:style style:name="P50" style:family="paragraph" style:parent-style-name="Text_20_body" style:list-style-name="L22">
      <style:paragraph-properties fo:margin-top="0cm" fo:margin-bottom="0cm" loext:contextual-spacing="false"/>
    </style:style>
    <style:style style:name="P51" style:family="paragraph" style:parent-style-name="Standard">
      <style:text-properties officeooo:rsid="000b0635" officeooo:paragraph-rsid="000b0635"/>
    </style:style>
    <style:style style:name="P52" style:family="paragraph" style:parent-style-name="Standard">
      <style:text-properties officeooo:rsid="000b2e0d" officeooo:paragraph-rsid="000b2e0d"/>
    </style:style>
    <style:style style:name="P53" style:family="paragraph" style:parent-style-name="Standard">
      <style:text-properties officeooo:rsid="000c2483" officeooo:paragraph-rsid="000c2483"/>
    </style:style>
    <style:style style:name="P54" style:family="paragraph" style:parent-style-name="Standard">
      <style:text-properties officeooo:rsid="000ce175" officeooo:paragraph-rsid="000ce175"/>
    </style:style>
    <style:style style:name="P55" style:family="paragraph" style:parent-style-name="Standard">
      <style:text-properties officeooo:rsid="000ec731" officeooo:paragraph-rsid="000ec731"/>
    </style:style>
    <style:style style:name="P56" style:family="paragraph" style:parent-style-name="Standard">
      <style:text-properties officeooo:rsid="000fc292" officeooo:paragraph-rsid="000fc292"/>
    </style:style>
    <style:style style:name="P57" style:family="paragraph" style:parent-style-name="Standard">
      <style:text-properties officeooo:rsid="001110f4" officeooo:paragraph-rsid="001110f4"/>
    </style:style>
    <style:style style:name="P58" style:family="paragraph" style:parent-style-name="Standard">
      <style:text-properties officeooo:rsid="00113217" officeooo:paragraph-rsid="00113217"/>
    </style:style>
    <style:style style:name="P59" style:family="paragraph" style:parent-style-name="Standard">
      <style:text-properties officeooo:rsid="00126bd6" officeooo:paragraph-rsid="00126bd6"/>
    </style:style>
    <style:style style:name="P60" style:family="paragraph" style:parent-style-name="Standard">
      <style:text-properties officeooo:rsid="001316cf" officeooo:paragraph-rsid="001316cf"/>
    </style:style>
    <style:style style:name="P61" style:family="paragraph" style:parent-style-name="Standard">
      <style:text-properties officeooo:rsid="0014f4c5" officeooo:paragraph-rsid="0014f4c5"/>
    </style:style>
    <style:style style:name="P62" style:family="paragraph" style:parent-style-name="Standard">
      <style:text-properties officeooo:rsid="00152149" officeooo:paragraph-rsid="00152149"/>
    </style:style>
    <style:style style:name="P63" style:family="paragraph" style:parent-style-name="Standard">
      <style:text-properties officeooo:rsid="00163fd7" officeooo:paragraph-rsid="00163fd7"/>
    </style:style>
    <style:style style:name="P64" style:family="paragraph" style:parent-style-name="Standard">
      <style:text-properties officeooo:rsid="00181770" officeooo:paragraph-rsid="00181770"/>
    </style:style>
    <style:style style:name="P65" style:family="paragraph" style:parent-style-name="Standard">
      <style:text-properties officeooo:rsid="00182006" officeooo:paragraph-rsid="00182006"/>
    </style:style>
    <style:style style:name="P66" style:family="paragraph" style:parent-style-name="Standard">
      <style:text-properties officeooo:rsid="0019ce95" officeooo:paragraph-rsid="0019ce95"/>
    </style:style>
    <style:style style:name="P67" style:family="paragraph" style:parent-style-name="Standard">
      <style:text-properties officeooo:rsid="001b949f" officeooo:paragraph-rsid="001b949f"/>
    </style:style>
    <style:style style:name="P68" style:family="paragraph" style:parent-style-name="Standard">
      <style:text-properties officeooo:rsid="001c6db2" officeooo:paragraph-rsid="001c6db2"/>
    </style:style>
    <style:style style:name="P69" style:family="paragraph" style:parent-style-name="Standard">
      <style:text-properties officeooo:rsid="001e6b5d" officeooo:paragraph-rsid="001e6b5d"/>
    </style:style>
    <style:style style:name="P70" style:family="paragraph" style:parent-style-name="Standard">
      <style:text-properties officeooo:rsid="002042d0" officeooo:paragraph-rsid="002042d0"/>
    </style:style>
    <style:style style:name="P71" style:family="paragraph" style:parent-style-name="Standard">
      <style:text-properties officeooo:rsid="0021ede4" officeooo:paragraph-rsid="0021ede4"/>
    </style:style>
    <style:style style:name="P72" style:family="paragraph" style:parent-style-name="Standard">
      <style:text-properties officeooo:rsid="00231ac8" officeooo:paragraph-rsid="00231ac8"/>
    </style:style>
    <style:style style:name="P73" style:family="paragraph" style:parent-style-name="Standard">
      <style:text-properties officeooo:rsid="002338f0" officeooo:paragraph-rsid="002338f0"/>
    </style:style>
    <style:style style:name="P74" style:family="paragraph" style:parent-style-name="Standard">
      <style:text-properties officeooo:rsid="00252caa" officeooo:paragraph-rsid="00252caa"/>
    </style:style>
    <style:style style:name="P75" style:family="paragraph" style:parent-style-name="Standard">
      <style:text-properties officeooo:rsid="0025c55b" officeooo:paragraph-rsid="0026214e"/>
    </style:style>
    <style:style style:name="P76" style:family="paragraph" style:parent-style-name="Standard">
      <style:text-properties officeooo:rsid="0026214e" officeooo:paragraph-rsid="0026214e"/>
    </style:style>
    <style:style style:name="T1" style:family="text">
      <style:text-properties officeooo:rsid="000b2e0d"/>
    </style:style>
    <style:style style:name="T2" style:family="text">
      <style:text-properties officeooo:rsid="0026214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loext:rel-width-rel="paragraph" loext:rel-height-rel="paragraph"/>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17.78cm" draw:z-index="0">
        <draw:text-box fo:min-height="6.472cm">
          <text:p text:style-name="Text_20_body"/>
        </draw:text-box>
      </draw:frame>
      <draw:frame draw:style-name="fr2" draw:name="Frame2" text:anchor-type="page" text:anchor-page-number="1" svg:x="0cm" svg:y="0cm" svg:width="0.041cm" style:rel-width="100%" svg:height="0.041cm" draw:z-index="1">
        <draw:text-box fo:min-height="100%">
          <text:p text:style-name="Text_20_body"/>
        </draw:text-box>
      </draw:frame>
      <draw:frame draw:style-name="fr1" draw:name="Frame3" text:anchor-type="page" text:anchor-page-number="1" svg:x="0cm" svg:y="0cm" svg:width="17.78cm" draw:z-index="2">
        <draw:text-box fo:min-height="6.502cm">
          <text:p text:style-name="Text_20_body"/>
        </draw:text-box>
      </draw:frame>
      <draw:frame draw:style-name="fr2" draw:name="Frame4" text:anchor-type="page" text:anchor-page-number="1" svg:x="0cm" svg:y="0cm" svg:width="0.041cm" style:rel-width="100%" svg:height="0.041cm" draw:z-index="3">
        <draw:text-box fo:min-height="100%">
          <text:p text:style-name="Text_20_body"/>
        </draw:text-box>
      </draw:frame>
      <draw:frame draw:style-name="fr1" draw:name="Frame5" text:anchor-type="page" text:anchor-page-number="1" svg:x="0cm" svg:y="0cm" svg:width="17.78cm" draw:z-index="4">
        <draw:text-box fo:min-height="5.655cm">
          <text:p text:style-name="Text_20_body"/>
        </draw:text-box>
      </draw:frame>
      <draw:frame draw:style-name="fr2" draw:name="Frame6" text:anchor-type="page" text:anchor-page-number="1" svg:x="0cm" svg:y="0cm" svg:width="0.041cm" style:rel-width="100%" svg:height="0.041cm" draw:z-index="5">
        <draw:text-box fo:min-height="100%">
          <text:p text:style-name="Text_20_body"/>
        </draw:text-box>
      </draw:frame>
      <text:h text:style-name="Heading_20_1" text:outline-level="1">Simple linear regressions</text:h>
      <text:p text:style-name="Text_20_body">As you have seen, seaborn provides a convenient interface to generate complex and great-looking statistical plots. One of the simplest things you can do using seaborn is to fit and visualize a simple linear regression between two variables using <text:span text:style-name="Source_20_Text">sns.lmplot()</text:span>.</text:p>
      <text:p text:style-name="Text_20_body">One difference between seaborn and regular matplotlib plotting is that you can pass pandas DataFrames directly to the plot and refer to each column by name. For example, if you were to plot the column <text:span text:style-name="Source_20_Text">'price'</text:span> vs the column <text:span text:style-name="Source_20_Text">'area'</text:span> from a DataFrame <text:span text:style-name="Source_20_Text">df</text:span>, you could call <text:span text:style-name="Source_20_Text">sns.lmplot(x='area', y='price', data=df)</text:span>.</text:p>
      <text:p text:style-name="Text_20_body">In this exercise, you will once again use the DataFrame <text:span text:style-name="Source_20_Text">auto</text:span> containing the auto-mpg dataset. You will plot a linear regression illustrating the relationship between automobile weight and horse power.</text:p>
      <text:h text:style-name="Heading_20_5" text:outline-level="5">Instructions</text:h>
      <text:p text:style-name="Text_20_body">100xp</text:p>
      <text:h text:style-name="Heading_20_5" text:outline-level="5">Instructions</text:h>
      <text:p text:style-name="Text_20_body">100xp</text:p>
      <text:list xml:id="list4869363627044935930" text:style-name="L1">
        <text:list-item>
          <text:p text:style-name="P35">Import <text:span text:style-name="Source_20_Text">matplotlib.pyplot</text:span> and <text:span text:style-name="Source_20_Text">seaborn</text:span> using the standard names <text:span text:style-name="Source_20_Text">plt</text:span> and <text:span text:style-name="Source_20_Text">sns</text:span> respectively. </text:p>
        </text:list-item>
        <text:list-item>
          <text:p text:style-name="P35">Plot a linear regression between the <text:span text:style-name="Source_20_Text">'weight'</text:span> column (on the x-axis) and the <text:span text:style-name="Source_20_Text">'hp'</text:span> column (on the y-axis) from the DataFrame <text:span text:style-name="Source_20_Text">auto</text:span>. </text:p>
        </text:list-item>
        <text:list-item>
          <text:p text:style-name="P13">Display the plot as usual with <text:span text:style-name="Source_20_Text">plt.show()</text:span>. This has been done for you, so hit 'Submit Answer' to view the plot. </text:p>
        </text:list-item>
      </text:list>
      <text:p text:style-name="P51">SOLUTION</text:p>
      <text:p text:style-name="P52"># Import plotting modules</text:p>
      <text:p text:style-name="P52">import matplotlib.pyplot as plt</text:p>
      <text:p text:style-name="P52">import seaborn as sns</text:p>
      <text:p text:style-name="P52"/>
      <text:p text:style-name="P52"># Plot a linear regression between columns 'weight' and 'hp' in dataframe 'auto'</text:p>
      <text:p text:style-name="P52">sns.lmplot(x='weight', y='hp', data=auto)</text:p>
      <text:p text:style-name="P52"/>
      <text:p text:style-name="P52"># Display the plot</text:p>
      <text:p text:style-name="P52">plt.show()</text:p>
      <text:p text:style-name="P51"/>
      <text:p text:style-name="P51"/>
      <text:p text:style-name="P51"/>
      <text:p text:style-name="P51"/>
      <text:p text:style-name="P51"><text:tab/><text:span text:style-name="T1">&gt;&gt;&gt;&gt;&gt;&gt;&gt;&gt;&gt;&gt;&gt;&gt;&gt;&gt;&gt;&gt;&gt;&gt;&gt;&gt;&gt;&gt;&gt;&gt;&gt;&gt;&gt;&gt;&gt;&gt;&gt;&gt;&gt;&gt;&gt;&gt;&gt;&gt;&gt;&gt;&gt;&gt;&gt;&gt;&gt;&gt;&gt;&gt;&gt;&gt;</text:span></text:p>
      <text:h text:style-name="P1" text:outline-level="1"><text:soft-page-break/>Plotting residuals of a regression</text:h>
      <text:p text:style-name="Text_20_body">Often, you don't just want to see the regression itself but also see the <text:span text:style-name="Emphasis">residuals</text:span> to get a better idea how well the regression captured the data. Seaborn provides <text:span text:style-name="Source_20_Text">sns.residplot()</text:span> for that purpose, visualizing how far datapoints diverge from the regression line.</text:p>
      <text:p text:style-name="Text_20_body">In this exercise, you will visualize the residuals of a regression between the <text:span text:style-name="Source_20_Text">'hp'</text:span> column (horse power) and the <text:span text:style-name="Source_20_Text">'mpg'</text:span> column (miles per gallon) of the <text:span text:style-name="Source_20_Text">auto</text:span> DataFrame used previously.</text:p>
      <text:h text:style-name="Heading_20_5" text:outline-level="5">Instructions</text:h>
      <text:p text:style-name="Text_20_body">100xp</text:p>
      <text:h text:style-name="Heading_20_5" text:outline-level="5">Instructions</text:h>
      <text:p text:style-name="Text_20_body">100xp</text:p>
      <text:list xml:id="list3617004013738720765" text:style-name="L2">
        <text:list-item>
          <text:p text:style-name="P36">Import <text:span text:style-name="Source_20_Text">matplotlib.pyplot</text:span> and <text:span text:style-name="Source_20_Text">seaborn</text:span> using the standard names <text:span text:style-name="Source_20_Text">plt</text:span> and <text:span text:style-name="Source_20_Text">sns</text:span> respectively. </text:p>
        </text:list-item>
        <text:list-item>
          <text:p text:style-name="P36">Generate a green residual plot of the regression between <text:span text:style-name="Source_20_Text">'hp'</text:span> (on the x-axis) and <text:span text:style-name="Source_20_Text">'mpg'</text:span> (on the y-axis). You will need to specify the additional <text:span text:style-name="Source_20_Text">data</text:span> and <text:span text:style-name="Source_20_Text">color</text:span> parameters. </text:p>
        </text:list-item>
        <text:list-item>
          <text:p text:style-name="P14">Display the plot as usual using <text:span text:style-name="Source_20_Text">plt.show()</text:span>. This has been done for you, so hit 'Submit Answer' to view the plot. </text:p>
        </text:list-item>
      </text:list>
      <text:p text:style-name="P53">SOLUTIONS&gt;</text:p>
      <text:p text:style-name="P54"># Import plotting modules</text:p>
      <text:p text:style-name="P54">import matplotlib.pyplot as plt</text:p>
      <text:p text:style-name="P54">import seaborn as sns</text:p>
      <text:p text:style-name="P54"/>
      <text:p text:style-name="P54"># Generate a green residual plot of the regression between 'hp' and 'mpg'</text:p>
      <text:p text:style-name="P54">sns.residplot(x='hp', y='mpg', data=auto, color='green')</text:p>
      <text:p text:style-name="P54"/>
      <text:p text:style-name="P54"># Display the plot</text:p>
      <text:p text:style-name="P54">plt.show()</text:p>
      <text:p text:style-name="P54"/>
      <text:p text:style-name="P54">&gt;&gt;&gt;&gt;&gt;&gt;&gt;&gt;&gt;&gt;&gt;&gt;&gt;&gt;&gt;&gt;&gt;&gt;&gt;&gt;&gt;&gt;&gt;&gt;&gt;&gt;&gt;&gt;&gt;&gt;&gt;&gt;&gt;&gt;&gt;&gt;&gt;&gt;&gt;&gt;&gt;&gt;&gt;&gt;&gt;&gt;&gt;&gt;&gt;&gt;&gt;&gt;&gt;&gt;&gt;&gt;&gt;&gt;&gt;&gt;&gt;&gt;&gt;&gt;&gt;&gt;&gt;&gt;</text:p>
      <text:h text:style-name="P2" text:outline-level="1">Higher-order regressions</text:h>
      <text:p text:style-name="Text_20_body">When there are more complex relationships between two variables, a simple first order regression is often not sufficient to accurately capture the relationship between the variables. Seaborn makes it simple to compute and visualize regressions of varying orders.</text:p>
      <text:p text:style-name="Text_20_body">Here, you will plot a second order regression between the horse power (<text:span text:style-name="Source_20_Text">'hp'</text:span>) and miles per gallon (<text:span text:style-name="Source_20_Text">'mpg'</text:span>) using <text:span text:style-name="Source_20_Text">sns.regplot()</text:span> (the function <text:span text:style-name="Source_20_Text">sns.lmplot()</text:span> is a higher-level interface to <text:span text:style-name="Source_20_Text">sns.regplot()</text:span>). However, before plotting this relationship, compare how the residual changes depending on the order of the regression. Does a second order regression perform significantly better than a simple linear regression?</text:p>
      <text:list xml:id="list8834733466985289270" text:style-name="L3">
        <text:list-item>
          <text:p text:style-name="P37">A principal difference between <text:span text:style-name="Source_20_Text">sns.lmplot()</text:span> and <text:span text:style-name="Source_20_Text">sns.regplot()</text:span> is the way in which matplotlib options are passed (<text:span text:style-name="Source_20_Text">sns.regplot()</text:span> is more permissive). </text:p>
        </text:list-item>
        <text:list-item>
          <text:p text:style-name="P37"><text:soft-page-break/>For both <text:span text:style-name="Source_20_Text">sns.lmplot()</text:span> and <text:span text:style-name="Source_20_Text">sns.regplot()</text:span>, the keyword <text:span text:style-name="Source_20_Text">order</text:span> is used to control the order of polynomial regression. </text:p>
        </text:list-item>
        <text:list-item>
          <text:p text:style-name="P15">The function <text:span text:style-name="Source_20_Text">sns.regplot()</text:span> uses the argument <text:span text:style-name="Source_20_Text">scatter=None</text:span> to prevent plotting the scatter plot points again. </text:p>
        </text:list-item>
      </text:list>
      <text:h text:style-name="Heading_20_5" text:outline-level="5">Instructions</text:h>
      <text:p text:style-name="Text_20_body">100xp</text:p>
      <text:h text:style-name="Heading_20_5" text:outline-level="5">Instructions</text:h>
      <text:p text:style-name="Text_20_body">100xp</text:p>
      <text:list xml:id="list7762324701868313202" text:style-name="L4">
        <text:list-item>
          <text:p text:style-name="P38">Modify the call to <text:span text:style-name="Source_20_Text">plt.scatter()</text:span> to plot <text:span text:style-name="Source_20_Text">auto['weight']</text:span> on the x-axis and <text:span text:style-name="Source_20_Text">auto['mpg']</text:span> on the y-axis, filled with red circles and with <text:span text:style-name="Source_20_Text">label='data'</text:span>. </text:p>
        </text:list-item>
        <text:list-item>
          <text:p text:style-name="P38">Plot a linear regression line of <text:span text:style-name="Source_20_Text">'order 1'</text:span> between <text:span text:style-name="Source_20_Text">'weight'</text:span> and <text:span text:style-name="Source_20_Text">'mpg'</text:span> in <text:span text:style-name="Source_20_Text">'blue'</text:span> without the scatter points.</text:p>
          <text:list>
            <text:list-item>
              <text:p text:style-name="P38">You need to specify the <text:span text:style-name="Source_20_Text">label</text:span> and <text:span text:style-name="Source_20_Text">color</text:span> parameters, in addition to <text:span text:style-name="Source_20_Text">scatter=None</text:span>.</text:p>
            </text:list-item>
          </text:list>
        </text:list-item>
        <text:list-item>
          <text:p text:style-name="P38">Plot a linear regression line of <text:span text:style-name="Source_20_Text">'order 2'</text:span> between <text:span text:style-name="Source_20_Text">'weight'</text:span> and <text:span text:style-name="Source_20_Text">'mpg'</text:span> in <text:span text:style-name="Source_20_Text">'green'</text:span> without the scatter points.</text:p>
          <text:list>
            <text:list-item>
              <text:p text:style-name="P38">To force a higher order regression, you need to specify the <text:span text:style-name="Source_20_Text">order</text:span> parameter. Here, it should be <text:span text:style-name="Source_20_Text">2</text:span>.</text:p>
            </text:list-item>
          </text:list>
        </text:list-item>
        <text:list-item>
          <text:p text:style-name="P16">Add a legend to the <text:span text:style-name="Source_20_Text">'upper right'</text:span>. </text:p>
        </text:list-item>
      </text:list>
      <text:p text:style-name="P55">SOLUTIONS&gt;</text:p>
      <text:p text:style-name="P56"># Generate a scatter plot of 'weight' and 'mpg' using red circles</text:p>
      <text:p text:style-name="P56">plt.scatter(auto['weight'], auto['mpg'], label='data', color='red', marker='o')</text:p>
      <text:p text:style-name="P56"/>
      <text:p text:style-name="P56"># Plot in blue a linear regression of order 1 between 'weight' and 'mpg'</text:p>
      <text:p text:style-name="P56">sns.regplot(x='weight', y='mpg', data=auto, scatter=None, color='blue', label='order 1')</text:p>
      <text:p text:style-name="P56"/>
      <text:p text:style-name="P56"># Plot in green a linear regression of order 2 between 'weight' and 'mpg'</text:p>
      <text:p text:style-name="P56">sns.regplot(x='weight', y='mpg', data=auto, scatter=None, order=2, color='green', label='order 2')</text:p>
      <text:p text:style-name="P56"/>
      <text:p text:style-name="P56"># Add a legend and display the plot</text:p>
      <text:p text:style-name="P56">plt.legend(loc='upper right')</text:p>
      <text:p text:style-name="P56">plt.show()</text:p>
      <text:p text:style-name="P56"/>
      <text:p text:style-name="P57">&gt;&gt;&gt;&gt;&gt;&gt;&gt;&gt;&gt;&gt;&gt;&gt;&gt;&gt;&gt;&gt;&gt;&gt;&gt;&gt;&gt;&gt;&gt;&gt;&gt;&gt;&gt;&gt;&gt;&gt;&gt;&gt;&gt;&gt;&gt;&gt;&gt;&gt;&gt;&gt;&gt;&gt;&gt;&gt;&gt;&gt;&gt;&gt;&gt;&gt;&gt;&gt;&gt;&gt;&gt;&gt;&gt;&gt;&gt;&gt;</text:p>
      <text:p text:style-name="P57"/>
      <text:h text:style-name="P3" text:outline-level="1">Grouping linear regressions by hue</text:h>
      <text:p text:style-name="Text_20_body">Often it is useful to compare and contrast trends between different groups. Seaborn makes it possible to apply linear regressions separately for subsets of the data by applying a groupby operation. Using the <text:span text:style-name="Source_20_Text">hue</text:span> argument, you can specify a categorical variable by which to group data observations. The distinct groups of points are used to produce distinct regressions with different hues in the plot.</text:p>
      <text:p text:style-name="Text_20_body"><text:soft-page-break/>In the automobile dataset - which has been pre-loaded here as <text:span text:style-name="Source_20_Text">auto</text:span> - you can view the relationship between weight (<text:span text:style-name="Source_20_Text">'weight'</text:span>) and horsepower (<text:span text:style-name="Source_20_Text">'hp'</text:span>) of the cars and group them by their origin (<text:span text:style-name="Source_20_Text">'origin'</text:span>), giving you a quick visual indication how the relationship differs by continent.</text:p>
      <text:h text:style-name="Heading_20_5" text:outline-level="5">Instructions</text:h>
      <text:p text:style-name="Text_20_body">70xp</text:p>
      <text:list xml:id="list1971158388556970299" text:style-name="L5">
        <text:list-item>
          <text:p text:style-name="P39">Plot a linear regression between <text:span text:style-name="Source_20_Text">'weight'</text:span> and <text:span text:style-name="Source_20_Text">'hp'</text:span> grouped by <text:span text:style-name="Source_20_Text">'origin'</text:span>.</text:p>
          <text:list>
            <text:list-item>
              <text:p text:style-name="P39">Use the keyword argument <text:span text:style-name="Source_20_Text">hue</text:span> to group rows with the categorical column <text:span text:style-name="Source_20_Text">'origin'</text:span>. </text:p>
            </text:list-item>
            <text:list-item>
              <text:p text:style-name="P17">Use the keyword argument <text:span text:style-name="Source_20_Text">palette</text:span> to specify the <text:span text:style-name="Source_20_Text">'Set1'</text:span> palette for coloring the distinct groups.</text:p>
            </text:list-item>
          </text:list>
        </text:list-item>
      </text:list>
      <text:list xml:id="list7097276690167500267" text:style-name="L6">
        <text:list-item>
          <text:p text:style-name="P18"><text:a xlink:type="simple" xlink:href="https://campus.datacamp.com/courses/introduction-to-data-visualization-with-python/statistical-plots-with-seaborn?ex=5" text:style-name="Internet_20_link" text:visited-style-name="Visited_20_Internet_20_Link">Show Answer (-70xp)</text:a></text:p>
        </text:list-item>
      </text:list>
      <text:p text:style-name="P58"># Plot a linear regression between 'weight' and 'hp', with a hue of 'origin' and palette of 'Set1'</text:p>
      <text:p text:style-name="P58">sns.lmplot(x='weight', y='hp', data=auto, hue='origin', palette='Set1')</text:p>
      <text:p text:style-name="P58"/>
      <text:p text:style-name="P58"># Display the plot</text:p>
      <text:p text:style-name="P58">plt.show()</text:p>
      <text:p text:style-name="P58"/>
      <text:p text:style-name="P58">&gt;&gt;&gt;&gt;&gt;&gt;&gt;&gt;&gt;&gt;&gt;&gt;&gt;&gt;&gt;&gt;&gt;&gt;&gt;&gt;&gt;&gt;&gt;&gt;&gt;&gt;&gt;&gt;&gt;&gt;&gt;&gt;&gt;&gt;&gt;&gt;&gt;&gt;&gt;&gt;&gt;&gt;&gt;&gt;&gt;&gt;&gt;&gt;&gt;&gt;&gt;&gt;&gt;&gt;&gt;&gt;&gt;&gt;&gt;&gt;&gt;&gt;&gt;</text:p>
      <text:h text:style-name="P4" text:outline-level="1">Grouping linear regressions by row or column</text:h>
      <text:p text:style-name="Text_20_body">Rather than overlaying linear regressions of grouped data in the same plot, we may want to use a grid of subplots. The <text:span text:style-name="Source_20_Text">sns.lmplot()</text:span> accepts the arguments <text:span text:style-name="Source_20_Text">row</text:span> and/or <text:span text:style-name="Source_20_Text">col</text:span> to arrangements of subplots for regressions.</text:p>
      <text:p text:style-name="Text_20_body">You'll use the automobile dataset again and, this time, you'll use the keyword argument <text:span text:style-name="Source_20_Text">row</text:span> to display the subplots organized in rows. That is, you'll produce horsepower vs. weight regressions grouped by continent of origin in separate subplots stacked vertically.</text:p>
      <text:h text:style-name="Heading_20_5" text:outline-level="5">Instructions</text:h>
      <text:p text:style-name="Text_20_body">70xp</text:p>
      <text:list xml:id="list5739519575935841534" text:style-name="L7">
        <text:list-item>
          <text:p text:style-name="P40">Plot linear regressions of <text:span text:style-name="Source_20_Text">'hp'</text:span> (on the y-axis) versus <text:span text:style-name="Source_20_Text">'weight'</text:span> (on the x-axis) grouped row-wise by <text:span text:style-name="Source_20_Text">'origin'</text:span> from DataFrame <text:span text:style-name="Source_20_Text">auto</text:span>. </text:p>
        </text:list-item>
        <text:list-item>
          <text:p text:style-name="P19">Use the keyword argument <text:span text:style-name="Source_20_Text">row</text:span> to group observations with the categorical column <text:span text:style-name="Source_20_Text">'origin'</text:span> in subplots organized in rows. </text:p>
        </text:list-item>
      </text:list>
      <text:list xml:id="list5580223151405333997" text:style-name="L8">
        <text:list-item>
          <text:p text:style-name="P20"><text:a xlink:type="simple" xlink:href="https://campus.datacamp.com/courses/introduction-to-data-visualization-with-python/statistical-plots-with-seaborn?ex=6" text:style-name="Internet_20_link" text:visited-style-name="Visited_20_Internet_20_Link">Show Answer (-70xp)</text:a></text:p>
        </text:list-item>
      </text:list>
      <text:p text:style-name="P59"># Plot linear regressions between 'weight' and 'hp' grouped row-wise by 'origin'</text:p>
      <text:p text:style-name="P59">sns.lmplot(x='weight', y='hp', data=auto, row='origin')</text:p>
      <text:p text:style-name="P59"/>
      <text:p text:style-name="P59"># Display the plot</text:p>
      <text:p text:style-name="P59">plt.show()</text:p>
      <text:p text:style-name="P59"/>
      <text:p text:style-name="P59">&gt;&gt;&gt;&gt;&gt;&gt;&gt;&gt;&gt;&gt;&gt;&gt;&gt;&gt;&gt;&gt;&gt;&gt;&gt;&gt;&gt;&gt;&gt;&gt;&gt;&gt;&gt;&gt;&gt;&gt;&gt;&gt;&gt;&gt;&gt;&gt;&gt;&gt;&gt;&gt;&gt;&gt;&gt;&gt;&gt;&gt;&gt;&gt;&gt;&gt;&gt;&gt;&gt;&gt;&gt;&gt;&gt;&gt;&gt;&gt;&gt;&gt;&gt;&gt;.</text:p>
      <text:h text:style-name="P5" text:outline-level="1"><text:soft-page-break/>Constructing strip plots</text:h>
      <text:p text:style-name="Text_20_body">Regressions are useful to understand relationships between two continuous variables. Often we want to explore how the distribution of a single continuous variable is affected by a second categorical variable. Seaborn provides a variety of plot types to perform these types of comparisons between univariate distributions.</text:p>
      <text:p text:style-name="Text_20_body">The strip plot is one way of visualizing this kind of data. It plots the distribution of variables for each category as individual datapoints. For vertical strip plots (the default), distributions of continuous values are laid out parallel to the y-axis and the distinct categories are spaced out along the x-axis.</text:p>
      <text:list xml:id="list8373495035657734438" text:style-name="L9">
        <text:list-item>
          <text:p text:style-name="P41">For example, <text:span text:style-name="Source_20_Text">sns.stripplot(x='type', y='length', data=df)</text:span> produces a sequence of vertical strip plots of <text:span text:style-name="Source_20_Text">length</text:span> distributions grouped by <text:span text:style-name="Source_20_Text">type</text:span> (assuming <text:span text:style-name="Source_20_Text">length</text:span> is a continuous column and <text:span text:style-name="Source_20_Text">type</text:span> is a categorical column of the DataFrame <text:span text:style-name="Source_20_Text">df</text:span>). </text:p>
        </text:list-item>
        <text:list-item>
          <text:p text:style-name="P41">Overlapping points can be difficult to distinguish in strip plots. The argument <text:span text:style-name="Source_20_Text">jitter=True</text:span> helps spread out overlapping points. </text:p>
        </text:list-item>
        <text:list-item>
          <text:p text:style-name="P21">Other matplotlib arguments can be passed to <text:span text:style-name="Source_20_Text">sns.stripplot()</text:span>, e.g., <text:span text:style-name="Source_20_Text">marker</text:span>, <text:span text:style-name="Source_20_Text">color</text:span>, <text:span text:style-name="Source_20_Text">size</text:span>, etc. </text:p>
        </text:list-item>
      </text:list>
      <text:h text:style-name="Heading_20_5" text:outline-level="5">Instructions</text:h>
      <text:p text:style-name="Text_20_body">70xp</text:p>
      <text:h text:style-name="Heading_20_5" text:outline-level="5">Instructions</text:h>
      <text:p text:style-name="Text_20_body">70xp</text:p>
      <text:list xml:id="list7197807058055179240" text:style-name="L10">
        <text:list-item>
          <text:p text:style-name="P42">In the first row of subplots, make a strip plot showing distribution of <text:span text:style-name="Source_20_Text">'hp'</text:span> values grouped horizontally by <text:span text:style-name="Source_20_Text">'cyl'</text:span>. </text:p>
        </text:list-item>
        <text:list-item>
          <text:p text:style-name="P22">In the second row of subplots, make a second strip plot with improved readability. In particular, you'll call <text:span text:style-name="Source_20_Text">sns.stripplot()</text:span> again, this time adding <text:span text:style-name="Source_20_Text">jitter=True</text:span> and decreasing the point size to 3 using the <text:span text:style-name="Source_20_Text">size</text:span> parameter. </text:p>
        </text:list-item>
      </text:list>
      <text:list xml:id="list3159425467911997794" text:style-name="L11">
        <text:list-item>
          <text:p text:style-name="P23"><text:a xlink:type="simple" xlink:href="https://campus.datacamp.com/courses/introduction-to-data-visualization-with-python/statistical-plots-with-seaborn?ex=8" text:style-name="Internet_20_link" text:visited-style-name="Visited_20_Internet_20_Link">Show Answer (-70xp)</text:a></text:p>
        </text:list-item>
      </text:list>
      <text:p text:style-name="P60"># Make a strip plot of 'hp' grouped by 'cyl'</text:p>
      <text:p text:style-name="P60">plt.subplot(2,1,1)</text:p>
      <text:p text:style-name="P60">sns.stripplot(x='cyl',y='hp', data=auto)</text:p>
      <text:p text:style-name="P60"/>
      <text:p text:style-name="P60"># Make the strip plot again using jitter and a smaller point size</text:p>
      <text:p text:style-name="P60">plt.subplot(2,1,2)</text:p>
      <text:p text:style-name="P60">sns.stripplot(x='cyl',y='hp', data=auto, size=3, jitter=True)</text:p>
      <text:p text:style-name="P60"/>
      <text:p text:style-name="P60"># Display the plot</text:p>
      <text:p text:style-name="P60">plt.show()</text:p>
      <text:p text:style-name="P60"/>
      <text:p text:style-name="P60">&gt;&gt;&gt;&gt;&gt;&gt;&gt;&gt;&gt;&gt;&gt;&gt;&gt;&gt;&gt;&gt;&gt;&gt;&gt;&gt;&gt;&gt;&gt;&gt;&gt;&gt;&gt;&gt;&gt;&gt;&gt;&gt;&gt;&gt;&gt;&gt;&gt;&gt;&gt;&gt;&gt;&gt;&gt;&gt;&gt;&gt;&gt;&gt;&gt;&gt;&gt;&gt;&gt;&gt;&gt;&gt;&gt;&gt;&gt;&gt;&gt;</text:p>
      <text:p text:style-name="P60"/>
      <text:h text:style-name="P6" text:outline-level="1"><text:soft-page-break/>Constructing swarm plots</text:h>
      <text:p text:style-name="Text_20_body">As you have seen, a strip plot can be visually crowded even with jitter applied and smaller point sizes. An alternative is provided by the swarm plot (<text:span text:style-name="Source_20_Text">sns.swarmplot()</text:span>), which is very similar but spreads out the points to avoid overlap and provides a better visual overview of the data.</text:p>
      <text:list xml:id="list665127743758120107" text:style-name="L12">
        <text:list-item>
          <text:p text:style-name="P43">The syntax for <text:span text:style-name="Source_20_Text">sns.swarmplot()</text:span> is similar to that of <text:span text:style-name="Source_20_Text">sns.stripplot()</text:span>, e.g., <text:span text:style-name="Source_20_Text">sns.swarmplot(x='type', y='length', data=df)</text:span>. </text:p>
        </text:list-item>
        <text:list-item>
          <text:p text:style-name="P43">The orientation for the continuous variable in the strip/swarm plot can be inferred from the choice of the columns <text:span text:style-name="Source_20_Text">x</text:span> and <text:span text:style-name="Source_20_Text">y</text:span> from the DataFrame <text:span text:style-name="Source_20_Text">data</text:span>. The orientation can be set explicitly using <text:span text:style-name="Source_20_Text">orient='h'</text:span> (horizontal) or <text:span text:style-name="Source_20_Text">orient='v'</text:span> (vertical). </text:p>
        </text:list-item>
        <text:list-item>
          <text:p text:style-name="P24">Another grouping can be added in using the <text:span text:style-name="Source_20_Text">hue</text:span> keyword. For instance, using <text:span text:style-name="Source_20_Text">sns.swarmplot(x='type', y='length', data=df, hue='build year')</text:span> makes a swarm plot from the DataFrame <text:span text:style-name="Source_20_Text">df</text:span> with the <text:span text:style-name="Source_20_Text">'length'</text:span> column values spread out vertically, horizontally grouped by the column <text:span text:style-name="Source_20_Text">'type'</text:span> and each point colored by the categorical column <text:span text:style-name="Source_20_Text">'build year'</text:span>. </text:p>
        </text:list-item>
      </text:list>
      <text:p text:style-name="Text_20_body">In this exercise, you'll use the <text:span text:style-name="Source_20_Text">auto</text:span> DataFrame again to illustrate the use of <text:span text:style-name="Source_20_Text">sns.swarmplot()</text:span> with grouping by <text:span text:style-name="Source_20_Text">hue</text:span> and with explicit specification of the orientation using the keyword <text:span text:style-name="Source_20_Text">orient</text:span>.</text:p>
      <text:h text:style-name="Heading_20_5" text:outline-level="5">Instructions</text:h>
      <text:p text:style-name="Text_20_body">0xp</text:p>
      <text:h text:style-name="Heading_20_5" text:outline-level="5">Instructions</text:h>
      <text:p text:style-name="Text_20_body">0xp</text:p>
      <text:list xml:id="list1201870712435134358" text:style-name="L13">
        <text:list-item>
          <text:p text:style-name="P44">In the first row of subplots, make a swarm plot showing distribution of <text:span text:style-name="Source_20_Text">'hp'</text:span> values grouped horizontally by <text:span text:style-name="Source_20_Text">'cyl'</text:span>. </text:p>
        </text:list-item>
        <text:list-item>
          <text:p text:style-name="P25">In the second row of subplots, make a second swarm plot with horizontal orientation (i.e., grouped vertically by <text:span text:style-name="Source_20_Text">'cyl'</text:span> with <text:span text:style-name="Source_20_Text">'hp'</text:span> value spread out horizontally) with points colored by <text:span text:style-name="Source_20_Text">'origin'</text:span>. You need to specify the <text:span text:style-name="Source_20_Text">orient</text:span> parameter to explicitly set the horizontal orientation. </text:p>
        </text:list-item>
      </text:list>
      <text:p text:style-name="P61">SOLUTIONS</text:p>
      <text:p text:style-name="P60"/>
      <text:p text:style-name="P60"/>
      <text:p text:style-name="P61"># Generate a swarm plot of 'hp' grouped horizontally by 'cyl' <text:s/></text:p>
      <text:p text:style-name="P61">plt.subplot(2,1,1)</text:p>
      <text:p text:style-name="P61">sns.swarmplot(x='cyl', y='hp', data=auto)</text:p>
      <text:p text:style-name="P61"/>
      <text:p text:style-name="P61"># Generate a swarm plot of 'hp' grouped vertically by 'cyl' with a hue of 'origin'</text:p>
      <text:p text:style-name="P61">plt.subplot(2,1,2)</text:p>
      <text:p text:style-name="P61">sns.swarmplot(x='hp', y='cyl', data=auto, hue='origin', orient='h')</text:p>
      <text:p text:style-name="P61"/>
      <text:p text:style-name="P61"># Display the plot</text:p>
      <text:p text:style-name="P61">plt.show()</text:p>
      <text:p text:style-name="P61"/>
      <text:p text:style-name="P62">&gt;&gt;&gt;&gt;&gt;&gt;&gt;&gt;&gt;&gt;&gt;&gt;&gt;&gt;&gt;&gt;&gt;&gt;&gt;&gt;&gt;&gt;&gt;&gt;&gt;&gt;&gt;&gt;&gt;&gt;&gt;&gt;&gt;&gt;&gt;&gt;&gt;&gt;&gt;&gt;&gt;&gt;&gt;&gt;&gt;&gt;&gt;&gt;&gt;&gt;&gt;&gt;&gt;&gt;&gt;&gt;&gt;&gt;&gt;&gt;&gt;&gt;&gt;&gt;&gt;&gt;&gt;&gt;&gt;&gt;</text:p>
      <text:h text:style-name="P7" text:outline-level="1"><text:soft-page-break/>Constructing violin plots</text:h>
      <text:p text:style-name="Text_20_body">Both strip and swarm plots visualize all the datapoints. For large datasets, this can result in significant overplotting. Therefore, it is often useful to use plot types which reduce a dataset to more descriptive statistics and provide a good summary of the data. Box and whisker plots are a classic way of summarizing univariate distributions but seaborn provides a more sophisticated extension of the standard box plot, called a violin plot.</text:p>
      <text:p text:style-name="Text_20_body">Here, you will produce violin plots of the distribution of horse power (<text:span text:style-name="Source_20_Text">'hp'</text:span>) by the number of cylinders (<text:span text:style-name="Source_20_Text">'cyl'</text:span>). Additionally, you will combine two different plot types by overlaying a strip plot on the violin plot. </text:p>
      <text:p text:style-name="Text_20_body">As before, the DataFrame has been pre-loaded for you as <text:span text:style-name="Source_20_Text">auto</text:span>.</text:p>
      <text:h text:style-name="Heading_20_5" text:outline-level="5">Instructions</text:h>
      <text:p text:style-name="Text_20_body">70xp</text:p>
      <text:list xml:id="list1177267196745343168" text:style-name="L14">
        <text:list-item>
          <text:p text:style-name="P45">In the first row of subplots, make a violin plot showing the distribution of <text:span text:style-name="Source_20_Text">'hp'</text:span> grouped by <text:span text:style-name="Source_20_Text">'cyl'</text:span>. </text:p>
        </text:list-item>
        <text:list-item>
          <text:p text:style-name="P45">In the second row of subplots, make a second violin plot without the inner annotations (by specifying <text:span text:style-name="Source_20_Text">inner=None</text:span>) and with the color <text:span text:style-name="Source_20_Text">'lightgray'</text:span>. </text:p>
        </text:list-item>
        <text:list-item>
          <text:p text:style-name="P26">In the second row of subplots, overlay a strip plot with jitter and a point size of <text:span text:style-name="Source_20_Text">1.5</text:span>. </text:p>
        </text:list-item>
      </text:list>
      <text:p text:style-name="P63">SOLUTIONS</text:p>
      <text:p text:style-name="P64"># Generate a violin plot of 'hp' grouped horizontally by 'cyl'</text:p>
      <text:p text:style-name="P64">plt.subplot(2,1,1)</text:p>
      <text:p text:style-name="P64">sns.violinplot(x='cyl', y='hp', data=auto)</text:p>
      <text:p text:style-name="P64"/>
      <text:p text:style-name="P64"># Generate the same violin plot again with a color of 'lightgray' and without inner annotations</text:p>
      <text:p text:style-name="P64">plt.subplot(2,1,2)</text:p>
      <text:p text:style-name="P64">sns.violinplot(x='cyl', y='hp', data=auto, inner=None, color='lightgray')</text:p>
      <text:p text:style-name="P64"/>
      <text:p text:style-name="P64"># Overlay a strip plot on the violin plot</text:p>
      <text:p text:style-name="P64">sns.stripplot(x='cyl', y='hp', data=auto, jitter=True, size=1.5)</text:p>
      <text:p text:style-name="P64"/>
      <text:p text:style-name="P64"># Display the plot</text:p>
      <text:p text:style-name="P64">plt.show()</text:p>
      <text:p text:style-name="P64"/>
      <text:p text:style-name="P65">&gt;&gt;&gt;&gt;&gt;&gt;&gt;&gt;&gt;&gt;&gt;&gt;&gt;&gt;&gt;&gt;&gt;&gt;&gt;&gt;&gt;&gt;&gt;&gt;&gt;&gt;&gt;&gt;&gt;&gt;&gt;&gt;&gt;&gt;&gt;&gt;&gt;&gt;&gt;&gt;&gt;&gt;&gt;&gt;&gt;&gt;&gt;&gt;&gt;&gt;&gt;&gt;&gt;&gt;&gt;&gt;&gt;&gt;&gt;&gt;&gt;&gt;&gt;&gt;&gt;&gt;&gt;&gt;&gt;</text:p>
      <text:p text:style-name="P65"/>
      <text:h text:style-name="P8" text:outline-level="1">Plotting joint distributions (1)</text:h>
      <text:p text:style-name="Text_20_body">There are numerous strategies to visualize how pairs of continuous random variables vary jointly. Regression and residual plots are one strategy. Another is to visualize a <text:span text:style-name="Emphasis">bivariate distribution</text:span>.</text:p>
      <text:p text:style-name="Text_20_body">Seaborn's <text:span text:style-name="Source_20_Text">sns.jointplot()</text:span> provides means of visualizing bivariate distributions. The basic calling syntax is similar to that of <text:span text:style-name="Source_20_Text">sns.lmplot()</text:span>. By default, calling <text:span text:style-name="Source_20_Text">sns.jointplot(x, y, data)</text:span> renders a few things:</text:p>
      <text:list xml:id="list129024613019947162" text:style-name="L15">
        <text:list-item>
          <text:p text:style-name="P46"><text:soft-page-break/>A scatter plot using the specified columns <text:span text:style-name="Source_20_Text">x</text:span> and <text:span text:style-name="Source_20_Text">y</text:span> from the DataFrame <text:span text:style-name="Source_20_Text">data</text:span>. </text:p>
        </text:list-item>
        <text:list-item>
          <text:p text:style-name="P46">A (univariate) histogram along the top of the scatter plot showing distribution of the column <text:span text:style-name="Source_20_Text">x</text:span>. </text:p>
        </text:list-item>
        <text:list-item>
          <text:p text:style-name="P27">A (univariate) histogram along the right of the scatter plot showing distribution of the column <text:span text:style-name="Source_20_Text">y</text:span>. </text:p>
        </text:list-item>
      </text:list>
      <text:h text:style-name="Heading_20_5" text:outline-level="5">Instructions</text:h>
      <text:p text:style-name="Text_20_body">100xp</text:p>
      <text:list xml:id="list6304242110736855039" text:style-name="L16">
        <text:list-item>
          <text:p text:style-name="P28">Use <text:span text:style-name="Source_20_Text">sns.jointplot()</text:span> to visualize the joint variation of the columns <text:span text:style-name="Source_20_Text">'hp'</text:span> (on the x-axis) and <text:span text:style-name="Source_20_Text">'mpg'</text:span> (on the y-axis) from the DataFrame <text:span text:style-name="Source_20_Text">auto</text:span>. </text:p>
        </text:list-item>
      </text:list>
      <text:p text:style-name="P65"/>
      <text:p text:style-name="P66">SOLUTIONS</text:p>
      <text:p text:style-name="P67"># Generate a joint plot of 'hp' and 'mpg'</text:p>
      <text:p text:style-name="P67">sns.jointplot(x='hp', y='mpg', data=auto)</text:p>
      <text:p text:style-name="P67"/>
      <text:p text:style-name="P67"># Display the plot</text:p>
      <text:p text:style-name="P67">plt.show()</text:p>
      <text:p text:style-name="P67"/>
      <text:p text:style-name="P68">&gt;&gt;&gt;&gt;&gt;&gt;&gt;&gt;&gt;&gt;&gt;&gt;&gt;&gt;&gt;&gt;&gt;&gt;&gt;&gt;&gt;&gt;&gt;&gt;&gt;&gt;&gt;&gt;&gt;&gt;&gt;&gt;&gt;&gt;&gt;&gt;&gt;&gt;&gt;&gt;&gt;&gt;&gt;&gt;&gt;&gt;&gt;&gt;&gt;&gt;&gt;&gt;&gt;&gt;&gt;&gt;&gt;&gt;&gt;&gt;&gt;&gt;&gt;&gt;&gt;&gt;.</text:p>
      <text:p text:style-name="P68"/>
      <text:h text:style-name="P9" text:outline-level="1">Plotting joint distributions (2)</text:h>
      <text:p text:style-name="Text_20_body">The seaborn function <text:span text:style-name="Source_20_Text">sns.jointplot()</text:span> has a parameter <text:span text:style-name="Source_20_Text">kind</text:span> to specify how to visualize the joint variation of two continuous random variables (i.e., two columns of a DataFrame)</text:p>
      <text:list xml:id="list2853989822695778097" text:style-name="L17">
        <text:list-item>
          <text:p text:style-name="P47"><text:span text:style-name="Source_20_Text">kind='scatter'</text:span> uses a scatter plot of the data points </text:p>
        </text:list-item>
        <text:list-item>
          <text:p text:style-name="P47"><text:span text:style-name="Source_20_Text">kind='reg'</text:span> uses a regression plot (default order 1) </text:p>
        </text:list-item>
        <text:list-item>
          <text:p text:style-name="P47"><text:span text:style-name="Source_20_Text">kind='resid'</text:span> uses a residual plot </text:p>
        </text:list-item>
        <text:list-item>
          <text:p text:style-name="P47"><text:span text:style-name="Source_20_Text">kind='kde'</text:span> uses a <text:span text:style-name="Emphasis">kernel density estimate</text:span> of the joint distribution </text:p>
        </text:list-item>
        <text:list-item>
          <text:p text:style-name="P29"><text:span text:style-name="Source_20_Text">kind='hex'</text:span> uses a hexbin plot of the joint distribution </text:p>
        </text:list-item>
      </text:list>
      <text:p text:style-name="Text_20_body">For this exercise, you will again use <text:span text:style-name="Source_20_Text">sns.jointplot()</text:span> to display the joint distribution of the <text:span text:style-name="Source_20_Text">hp</text:span> and <text:span text:style-name="Source_20_Text">mpg</text:span> columns of the <text:span text:style-name="Source_20_Text">auto</text:span> DataFrame. This time, you will use <text:span text:style-name="Source_20_Text">kind='hex'</text:span> to generate a hexbin plot of the joint distribution.</text:p>
      <text:h text:style-name="Heading_20_5" text:outline-level="5">Instructions</text:h>
      <text:p text:style-name="Text_20_body">100xp</text:p>
      <text:list xml:id="list1276653067281629229" text:style-name="L18">
        <text:list-item>
          <text:p text:style-name="P30">Create a hexbin plot of the joint distribution between <text:span text:style-name="Source_20_Text">'hp'</text:span> and <text:span text:style-name="Source_20_Text">'mpg'</text:span></text:p>
        </text:list-item>
      </text:list>
      <text:p text:style-name="P69">SOLUTIONS</text:p>
      <text:p text:style-name="P69"># Generate a joint plot of 'hp' and 'mpg' using a hexbin plot</text:p>
      <text:p text:style-name="P69">sns.jointplot(x='hp', y='mpg', data=auto, kind='hex')</text:p>
      <text:p text:style-name="P69"/>
      <text:p text:style-name="P69"># Display the plot</text:p>
      <text:p text:style-name="P69">plt.show()</text:p>
      <text:p text:style-name="P69"><text:soft-page-break/></text:p>
      <text:p text:style-name="P70">&gt;&gt;&gt;&gt;&gt;&gt;&gt;&gt;&gt;&gt;&gt;&gt;&gt;&gt;&gt;&gt;&gt;&gt;&gt;&gt;&gt;&gt;&gt;&gt;&gt;&gt;&gt;&gt;&gt;&gt;&gt;&gt;&gt;&gt;&gt;&gt;&gt;&gt;&gt;&gt;&gt;&gt;&gt;&gt;&gt;&gt;&gt;&gt;&gt;&gt;&gt;&gt;&gt;&gt;&gt;&gt;&gt;&gt;&gt;&gt;&gt;</text:p>
      <text:h text:style-name="P10" text:outline-level="1">Plotting distributions pairwise (1)</text:h>
      <text:p text:style-name="Text_20_body">Data sets often contain more than two continuous variables. The function <text:span text:style-name="Source_20_Text">sns.jointplot()</text:span> is restricted to representing joint variation between only two quantities (i.e., two columns of a DataFrame). Visualizing multivariate relationships is trickier.</text:p>
      <text:p text:style-name="Text_20_body">The function <text:span text:style-name="Source_20_Text">sns.pairplot()</text:span> constructs a grid of all joint plots pairwise from all pairs of (non-categorical) columns in a DataFrame. The syntax is very simple: <text:span text:style-name="Source_20_Text">sns.pairplot(df)</text:span>, where <text:span text:style-name="Source_20_Text">df</text:span> is a DataFrame. The non-categorical columns are identified and the corresponding joint plots are plotted in a square grid of subplots. The diagonal of the subplot grid shows the univariate histograms of the individual columns.</text:p>
      <text:p text:style-name="Text_20_body">In this exercise, you will use a DataFrame <text:span text:style-name="Source_20_Text">auto</text:span> comprising only three columns from the original auto-mpg data set.</text:p>
      <text:h text:style-name="Heading_20_5" text:outline-level="5">Instructions</text:h>
      <text:p text:style-name="Text_20_body">100xp</text:p>
      <text:h text:style-name="Heading_20_5" text:outline-level="5">Instructions</text:h>
      <text:p text:style-name="Text_20_body">100xp</text:p>
      <text:list xml:id="list4847098486571115453" text:style-name="L19">
        <text:list-item>
          <text:p text:style-name="P48">Print the first five rows of the DataFrame <text:span text:style-name="Source_20_Text">auto</text:span>. This is done for you. </text:p>
        </text:list-item>
        <text:list-item>
          <text:p text:style-name="P31">Plot the joint distributions between columns from the entire DataFrame <text:span text:style-name="Source_20_Text">auto</text:span>. </text:p>
        </text:list-item>
      </text:list>
      <text:p text:style-name="P70"/>
      <text:p text:style-name="P71">SOLUTION&gt;</text:p>
      <text:p text:style-name="P72"># Print the first 5 rows of the DataFrame</text:p>
      <text:p text:style-name="P72">print(auto.head())</text:p>
      <text:p text:style-name="P72"/>
      <text:p text:style-name="P72"># Plot the pairwise joint distributions from the DataFrame </text:p>
      <text:p text:style-name="P72">sns.pairplot(auto, size=5)</text:p>
      <text:p text:style-name="P72"/>
      <text:p text:style-name="P72"># Display the plot</text:p>
      <text:p text:style-name="P72">plt.show()</text:p>
      <text:p text:style-name="P72"/>
      <text:p text:style-name="P72">&gt;&gt;&gt;&gt;&gt;&gt;&gt;&gt;&gt;&gt;&gt;&gt;&gt;&gt;&gt;&gt;&gt;&gt;&gt;&gt;&gt;&gt;&gt;&gt;&gt;&gt;&gt;&gt;&gt;&gt;&gt;&gt;&gt;&gt;&gt;&gt;&gt;&gt;&gt;&gt;&gt;&gt;&gt;&gt;&gt;&gt;&gt;&gt;&gt;&gt;&gt;&gt;&gt;&gt;&gt;&gt;&gt;&gt;&gt;&gt;&gt;&gt;&gt;&gt;&gt;&gt;</text:p>
      <text:p text:style-name="P72"/>
      <text:h text:style-name="P11" text:outline-level="1">Plotting distributions pairwise (2)</text:h>
      <text:p text:style-name="Text_20_body">In this exercise, you will generate pairwise joint distributions again. This time, you will make two particular additions:</text:p>
      <text:list xml:id="list8302161196413162693" text:style-name="L20">
        <text:list-item>
          <text:p text:style-name="P49">You will display regressions as well as scatter plots in the off-diagonal subplots. You will do this with the argument <text:span text:style-name="Source_20_Text">kind='reg'</text:span> (where <text:span text:style-name="Source_20_Text">'reg'</text:span> means 'regression'). Another option for <text:span text:style-name="Source_20_Text">kind</text:span> is <text:span text:style-name="Source_20_Text">'scatter'</text:span> (the default) that plots scatter plots in the off-diagonal subplots. </text:p>
        </text:list-item>
        <text:list-item>
          <text:p text:style-name="P32"><text:soft-page-break/>You will also visualize the joint distributions separated by continent of origin. You will do this with the keyword argument <text:span text:style-name="Source_20_Text">hue</text:span> specifying the <text:span text:style-name="Source_20_Text">'origin'</text:span>. </text:p>
        </text:list-item>
      </text:list>
      <text:h text:style-name="Heading_20_5" text:outline-level="5">Instructions</text:h>
      <text:p text:style-name="Text_20_body">100xp</text:p>
      <text:list xml:id="list8442070870349261331" text:style-name="L21">
        <text:list-item>
          <text:p text:style-name="P33">Plot the pairwise joint distributions separated by continent of origin and display the regressions. </text:p>
        </text:list-item>
      </text:list>
      <text:p text:style-name="P72"/>
      <text:p text:style-name="P73">SOLUTIONS&gt;</text:p>
      <text:p text:style-name="P74"># Print the first 5 rows of the DataFrame</text:p>
      <text:p text:style-name="P74">print(auto.head())</text:p>
      <text:p text:style-name="P74"/>
      <text:p text:style-name="P74"># Plot the pairwise joint distributions grouped by 'origin' along with regression lines</text:p>
      <text:p text:style-name="P74">sns.pairplot(auto, hue='origin', kind='reg')</text:p>
      <text:p text:style-name="P74"/>
      <text:p text:style-name="P74"># Display the plot</text:p>
      <text:p text:style-name="P74">plt.show()</text:p>
      <text:p text:style-name="P74"/>
      <text:p text:style-name="P74">&gt;&gt;&gt;&gt;&gt;&gt;&gt;&gt;&gt;&gt;&gt;&gt;&gt;&gt;&gt;&gt;&gt;&gt;&gt;&gt;&gt;&gt;&gt;&gt;&gt;&gt;&gt;&gt;&gt;&gt;&gt;&gt;&gt;&gt;&gt;&gt;&gt;&gt;&gt;&gt;&gt;&gt;&gt;&gt;&gt;&gt;&gt;&gt;&gt;&gt;&gt;&gt;&gt;&gt;&gt;&gt;&gt;&gt;&gt;&gt;&gt;&gt;&gt;&gt;&gt;</text:p>
      <text:h text:style-name="P12" text:outline-level="1">Visualizing correlations with a heatmap</text:h>
      <text:p text:style-name="Text_20_body">Plotting relationships between many variables using a pair plot can quickly get visually overwhelming. It is therefore often useful to compute covariances between the variables instead. The covariance matrix can then easily be visualized as a <text:span text:style-name="Emphasis">heatmap</text:span>. A heatmap is effectively a pseudocolor plot with labelled rows and columns (i.e., a pseudocolor plot based on a pandas DataFrame rather than a matrix). The DataFrame does not have to be square or symmetric (but, in the context of a covariance matrix, it is both).</text:p>
      <text:p text:style-name="Text_20_body">In this exercise, you will view the covariance matrix between the continuous variables in the auto-mpg dataset. You do not have to know here how the covariance matrix is computed; the important point is that its diagonal entries are all 1s, and the off-diagonal entries are between -1 and +1 (quantifying the degree to which variable pairs vary jointly). It is also, then, a symmetric matrix.</text:p>
      <text:h text:style-name="Heading_20_5" text:outline-level="5">Instructions</text:h>
      <text:p text:style-name="Text_20_body">100xp</text:p>
      <text:list xml:id="list8250798219011138147" text:style-name="L22">
        <text:list-item>
          <text:p text:style-name="P50">Print the covariance matrix <text:span text:style-name="Source_20_Text">cov_matrix</text:span> to examine its contents and labels. This has been done for you. </text:p>
        </text:list-item>
        <text:list-item>
          <text:p text:style-name="P34">Plot the covariance matrix <text:span text:style-name="Source_20_Text">cov_matrix</text:span> using <text:span text:style-name="Source_20_Text">sns.heatmap()</text:span>. </text:p>
        </text:list-item>
      </text:list>
      <text:p text:style-name="P74"/>
      <text:p text:style-name="P75">&gt;</text:p>
      <text:p text:style-name="P75"><text:span text:style-name="T2"># Print the covariance matrix</text:span></text:p>
      <text:p text:style-name="P76">print(cov_matrix)</text:p>
      <text:p text:style-name="P76"/>
      <text:p text:style-name="P76"># Visualize the covariance matrix using a heatmap</text:p>
      <text:p text:style-name="P76">sns.heatmap(cov_matrix)</text:p>
      <text:p text:style-name="P76"><text:soft-page-break/></text:p>
      <text:p text:style-name="P76"># Display the heatmap</text:p>
      <text:p text:style-name="P76">plt.sh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00:40:25.350112190</meta:creation-date>
    <dc:date>2018-03-06T01:32:15.587057672</dc:date>
    <meta:editing-duration>PT51M39S</meta:editing-duration>
    <meta:editing-cycles>28</meta:editing-cycles>
    <meta:generator>LibreOffice/5.1.6.2$Linux_X86_64 LibreOffice_project/10m0$Build-2</meta:generator>
    <meta:document-statistic meta:table-count="0" meta:image-count="0" meta:object-count="0" meta:page-count="11" meta:paragraph-count="237" meta:word-count="2717" meta:character-count="18316" meta:non-whitespace-character-count="15841"/>
  </office:meta>
</office:document-meta>
</file>